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 :</text:p>
      <text:p text:style-name="Standard"/>
      <text:p text:style-name="Standard"/>
      <text:p text:style-name="Standard">- Hitbox map</text:p>
      <text:p text:style-name="Standard"/>
      <text:p text:style-name="Standard">- Compteurs, timer</text:p>
      <text:p text:style-name="Standard"/>
      <text:p text:style-name="Standard">- Ecran de fin de partie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 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creation-date>2018-03-16T10:09:00Z</meta:creation-date>
    <dc:date>2018-05-21T15:40:59.361000000</dc:date>
    <meta:editing-cycles>10</meta:editing-cycles>
    <meta:editing-duration>PT4H27M48S</meta:editing-duration>
    <meta:document-statistic meta:table-count="0" meta:image-count="0" meta:object-count="0" meta:page-count="1" meta:paragraph-count="7" meta:word-count="25" meta:character-count="125" meta:non-whitespace-character-count="104"/>
    <meta:template xlink:type="simple" xlink:actuate="onRequest" xlink:title="" xlink:href="Normal.dotm"/>
  </office:meta>
</office:document-meta>
</file>